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efect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ect I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ssandra insert query time is different from local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01-17-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chi.scala is not exiting after succesful comple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01-14-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cala code not running in intellij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01-14-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able to insert data in db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01-14-2017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6:53:52.374906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3:44:50.740498743</meta:creation-date>
    <dc:date>2017-01-17T16:54:18.250702596</dc:date>
    <meta:editing-duration>PT5M55S</meta:editing-duration>
    <meta:editing-cycles>4</meta:editing-cycles>
    <meta:generator>LibreOffice/5.2.2.2$Linux_X86_64 LibreOffice_project/20m0$Build-2</meta:generator>
    <meta:document-statistic meta:table-count="1" meta:cell-count="25" meta:object-count="0"/>
  </office:meta>
</office:document-meta>
</file>